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Our_20_code">
      <style:text-properties fo:font-weight="bold" style:font-weight-asian="bold" style:font-weight-complex="bold"/>
    </style:style>
    <style:style style:name="P3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color="#010100"/>
    </style:style>
    <style:style style:name="T3" style:family="text">
      <style:text-properties fo:color="#010100" fo:font-weight="bold"/>
    </style:style>
    <style:style style:name="T4" style:family="text">
      <style:text-properties fo:color="#010100" fo:language="en" fo:country="US"/>
    </style:style>
    <style:style style:name="T5" style:family="text">
      <style:text-properties fo:color="#010100" fo:language="en" fo:country="US" fo:font-weight="bold"/>
    </style:style>
    <style:style style:name="T6" style:family="text">
      <style:text-properties fo:color="#010100" fo:language="en" fo:country="US" fo:font-weight="normal" style:font-weight-asian="normal" style:font-weight-complex="normal"/>
    </style:style>
    <style:style style:name="T7" style:family="text">
      <style:text-properties fo:color="#010100" fo:font-style="italic"/>
    </style:style>
    <style:style style:name="T8" style:family="text">
      <style:text-properties fo:color="#010100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Файловая структура</text:h>
          </table:table-cell>
        </table:table-row>
        <table:table-row table:style-name="Table1.2">
          <table:table-cell table:style-name="Table1.A2" office:value-type="string">
            <text:p text:style-name="P1">При установке <text:span text:style-name="T1">SimInTech </text:span>пользователь указывает место формирования каталога в файловой системе для размещения файлов и каталогов среды <text:span text:style-name="T1">SimInTech</text:span>. Все файлы и каталоги, создаваемые при установке среды, будут размещены в указанном каталоге.</text:p>
            <text:p text:style-name="P1">Путь каталога установки по умолчанию определен как:</text:p>
            <text:p text:style-name="P2">C:\SimInTech</text:p>
            <text:p text:style-name="P1"><text:span text:style-name="T8">Этот путь доступен в интерпретаторе (во встроенном языке программирования) как внутренняя переменная с именем </text:span><text:span text:style-name="T5">$(Root)</text:span><text:span text:style-name="T6"> .</text:span></text:p>
            <text:p text:style-name="P1"><text:span text:style-name="T3">Примечание:</text:span><text:span text:style-name="T2"> не допускается (крайне нежелательно) переименование или копирование каталога установки, указанного Пользователем и созданного при инсталляции </text:span><text:span text:style-name="T4">SimInTech </text:span><text:span text:style-name="T2"><text:s/>на Вашем компьютере, в каталог с </text:span><text:span text:style-name="T7">другим </text:span><text:span text:style-name="T2">названием. Для корректного выполнения подобного действия следует удалить среду </text:span><text:span text:style-name="T4">SimInTech </text:span><text:span text:style-name="T2">с компьютера и заново переустановить ее в каталог с другим названием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овая структура</dc:title>
    <dc:date>2013-05-26T20:34:36.54</dc:date>
    <meta:generator>OpenOffice_Beta/4.1.0$Win32 OpenOffice.org_project/410m14$Build-9760</meta:generator>
    <meta:editing-duration>PT5H3M52S</meta:editing-duration>
    <meta:editing-cycles>134</meta:editing-cycles>
    <meta:document-statistic meta:table-count="1" meta:image-count="0" meta:object-count="0" meta:page-count="1" meta:paragraph-count="6" meta:word-count="102" meta:character-count="800"/>
    <meta:user-defined meta:name="Поле 1"/>
    <meta:user-defined meta:name="Поле 2"/>
    <meta:user-defined meta:name="Поле 3"/>
    <meta:user-defined meta:name="Поле 4"/>
  </office:meta>
</office:document-meta>
</file>